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2.76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46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D Tot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3"/>
        <table:table-column table:style-name="co4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Item/Block</text:p>
          </table:table-cell>
          <table:table-cell table:style-name="ce11" office:value-type="string" calcext:value-type="string">
            <text:p>Datapack</text:p>
          </table:table-cell>
          <table:table-cell table:style-name="ce11" office:value-type="string" calcext:value-type="string">
            <text:p>CustomModelData</text:p>
          </table:table-cell>
          <table:table-cell table:style-name="ce11" office:value-type="string" calcext:value-type="string">
            <text:p>Tags</text:p>
          </table:table-cell>
          <table:table-cell table:style-name="ce11" office:value-type="string" calcext:value-type="string">
            <text:p>Block/Item</text:p>
          </table:table-cell>
          <table:table-cell table:style-name="ce11" office:value-type="string" calcext:value-type="string">
            <text:p>Block </text:p>
          </table:table-cell>
        </table:table-row>
        <table:table-row table:style-name="ro1">
          <table:table-cell table:style-name="ce12" office:value-type="string" calcext:value-type="string">
            <text:p>backpack_table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" calcext:value-type="float">
            <text:p>9161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dropper</text:p>
          </table:table-cell>
        </table:table-row>
        <table:table-row table:style-name="ro1">
          <table:table-cell table:style-name="ce12" office:value-type="string" calcext:value-type="string">
            <text:p>backpack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" calcext:value-type="float">
            <text:p>9161</text:p>
          </table:table-cell>
          <table:table-cell office:value-type="string" calcext:value-type="string">
            <text:p>bac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2">
          <table:table-cell table:style-name="ce13" office:value-type="string" calcext:value-type="string">
            <text:p>black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2" calcext:value-type="float">
            <text:p>916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lu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3" calcext:value-type="float">
            <text:p>916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row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4" calcext:value-type="float">
            <text:p>916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cya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5" calcext:value-type="float">
            <text:p>916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ender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6" calcext:value-type="float">
            <text:p>916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gray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7" calcext:value-type="float">
            <text:p>916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gree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8" calcext:value-type="float">
            <text:p>916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ght_blu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9" calcext:value-type="float">
            <text:p>9169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ght_gray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0" calcext:value-type="float">
            <text:p>91610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m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1" calcext:value-type="float">
            <text:p>91611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magenta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2" calcext:value-type="float">
            <text:p>9161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orang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3" calcext:value-type="float">
            <text:p>9161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pink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4" calcext:value-type="float">
            <text:p>9161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purpl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5" calcext:value-type="float">
            <text:p>9161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red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6" calcext:value-type="float">
            <text:p>9161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whit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7" calcext:value-type="float">
            <text:p>9161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yellow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8" calcext:value-type="float">
            <text:p>9161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ackpack_table_gui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9" calcext:value-type="float">
            <text:p>91619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empty_slot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20" calcext:value-type="float">
            <text:p>9162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New_Item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DataMod</text:p>
          </table:table-cell>
          <table:table-cell office:value-type="float" office:value="50" calcext:value-type="float">
            <text:p>5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1" calcext:value-type="float">
            <text:p>101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invisible</text:p>
          </table:table-cell>
          <table:table-cell office:value-type="string" calcext:value-type="string">
            <text:p>LapisCore</text:p>
          </table:table-cell>
          <table:table-cell office:value-type="float" office:value="999" calcext:value-type="float">
            <text:p>999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tell_block</text:p>
          </table:table-cell>
          <table:table-cell office:value-type="string" calcext:value-type="string">
            <text:p>Tinkery</text:p>
          </table:table-cell>
          <table:table-cell office:value-type="float" office:value="1100" calcext:value-type="float">
            <text:p>1100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katana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katana_disabl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drill_disabl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iron_ingot</text:p>
          </table:table-cell>
        </table:table-row>
        <table:table-row table:style-name="ro1">
          <table:table-cell office:value-type="string" calcext:value-type="string">
            <text:p>steel_nugget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iron_nugget</text:p>
          </table:table-cell>
        </table:table-row>
        <table:table-row table:style-name="ro1">
          <table:table-cell office:value-type="string" calcext:value-type="string">
            <text:p>blueprint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office:value-type="float" office:value="100" calcext:value-type="float">
            <text:p>1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5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_charg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5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0" calcext:value-type="float">
            <text:p>1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q_Quar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q_Chunkload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q_Charg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dampen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q_Dampen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Controll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_Terminal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_Serv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_Modifi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t_Constructo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t_Blueprint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t_Smelte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teel_block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14"/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craft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3" calcext:value-type="float">
            <text:p>339000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enerato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4" calcext:value-type="float">
            <text:p>339000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5" calcext:value-type="float">
            <text:p>339000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6" calcext:value-type="float">
            <text:p>339000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7" calcext:value-type="float">
            <text:p>339000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8" calcext:value-type="float">
            <text:p>339000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lock_break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9" calcext:value-type="float">
            <text:p>339000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0" calcext:value-type="float">
            <text:p>339001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1" calcext:value-type="float">
            <text:p>339001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_stai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2" calcext:value-type="float">
            <text:p>339001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3" calcext:value-type="float">
            <text:p>339001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4" calcext:value-type="float">
            <text:p>339001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_fan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5" calcext:value-type="float">
            <text:p>339001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ta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6" calcext:value-type="float">
            <text:p>339001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isted_glas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7" calcext:value-type="float">
            <text:p>339001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hite_bricks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8" calcext:value-type="float">
            <text:p>339001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9" calcext:value-type="float">
            <text:p>339001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extracto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20" calcext:value-type="float">
            <text:p>339002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21" calcext:value-type="float">
            <text:p>339002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_cel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drill_pip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valve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/>
          <table:table-cell office:value-type="string" calcext:value-type="string">
            <text:p>Block/Item</text:p>
          </table:table-cell>
          <table:table-cell office:value-type="string" calcext:value-type="string">
            <text:p>leather_horse_armor</text:p>
          </table:table-cell>
        </table:table-row>
        <table:table-row table:style-name="ro1">
          <table:table-cell office:value-type="string" calcext:value-type="string">
            <text:p>cast_blank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ingot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nugget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stick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gem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dust</text:p>
          </table:table-cell>
          <table:table-cell/>
          <table:table-cell office:value-type="float" office:value="1105" calcext:value-type="float">
            <text:p>1105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rse_armor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ilt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pick_head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shovel_head</text:p>
          </table:table-cell>
          <table:table-cell/>
          <table:table-cell office:value-type="float" office:value="1112" calcext:value-type="float">
            <text:p>1112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e_head</text:p>
          </table:table-cell>
          <table:table-cell/>
          <table:table-cell office:value-type="float" office:value="1113" calcext:value-type="float">
            <text:p>1113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axe_head</text:p>
          </table:table-cell>
          <table:table-cell/>
          <table:table-cell office:value-type="float" office:value="1114" calcext:value-type="float">
            <text:p>1114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e_head</text:p>
          </table:table-cell>
          <table:table-cell/>
          <table:table-cell office:value-type="float" office:value="1115" calcext:value-type="float">
            <text:p>1115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valve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leather_armor</text:p>
          </table:table-cell>
        </table:table-row>
      </table:table>
      <table:table table:name="ID Bloc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Item/Block</text:p>
          </table:table-cell>
          <table:table-cell table:style-name="ce11" office:value-type="string" calcext:value-type="string">
            <text:p>Datapack</text:p>
          </table:table-cell>
          <table:table-cell table:style-name="ce11" office:value-type="string" calcext:value-type="string">
            <text:p>CustomModelData</text:p>
          </table:table-cell>
          <table:table-cell table:style-name="ce11" office:value-type="string" calcext:value-type="string">
            <text:p>Tags</text:p>
          </table:table-cell>
          <table:table-cell table:style-name="ce11" office:value-type="string" calcext:value-type="string">
            <text:p>Block/Item</text:p>
          </table:table-cell>
          <table:table-cell table:style-name="ce11" office:value-type="string" calcext:value-type="string">
            <text:p>Block 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invisible</text:p>
          </table:table-cell>
          <table:table-cell office:value-type="string" calcext:value-type="string">
            <text:p>LapisCore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tell_block</text:p>
          </table:table-cell>
          <table:table-cell office:value-type="string" calcext:value-type="string">
            <text:p>Tinkery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14"/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diamond_pickaxe</text:p>
          </table:table-cell>
        </table:table-row>
      </table:table>
      <table:table table:name="ID Ite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3"/>
        <table:table-column table:style-name="co4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Item/Block</text:p>
          </table:table-cell>
          <table:table-cell table:style-name="ce11" office:value-type="string" calcext:value-type="string">
            <text:p>Datapack</text:p>
          </table:table-cell>
          <table:table-cell table:style-name="ce11" office:value-type="string" calcext:value-type="string">
            <text:p>CustomModelData</text:p>
          </table:table-cell>
          <table:table-cell table:style-name="ce11" office:value-type="string" calcext:value-type="string">
            <text:p>Tags</text:p>
          </table:table-cell>
          <table:table-cell table:style-name="ce11" office:value-type="string" calcext:value-type="string">
            <text:p>Block/Item</text:p>
          </table:table-cell>
          <table:table-cell table:style-name="ce11" office:value-type="string" calcext:value-type="string">
            <text:p>Block </text:p>
          </table:table-cell>
        </table:table-row>
        <table:table-row table:style-name="ro1">
          <table:table-cell table:style-name="ce12" office:value-type="string" calcext:value-type="string">
            <text:p>backpack_table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" calcext:value-type="float">
            <text:p>9161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ropper</text:p>
          </table:table-cell>
        </table:table-row>
        <table:table-row table:style-name="ro1">
          <table:table-cell table:style-name="ce12" office:value-type="string" calcext:value-type="string">
            <text:p>backpack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" calcext:value-type="float">
            <text:p>9161</text:p>
          </table:table-cell>
          <table:table-cell office:value-type="string" calcext:value-type="string">
            <text:p>bac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2">
          <table:table-cell table:style-name="ce13" office:value-type="string" calcext:value-type="string">
            <text:p>black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2" calcext:value-type="float">
            <text:p>916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lu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3" calcext:value-type="float">
            <text:p>916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row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4" calcext:value-type="float">
            <text:p>916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cya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5" calcext:value-type="float">
            <text:p>916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ender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6" calcext:value-type="float">
            <text:p>916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gray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7" calcext:value-type="float">
            <text:p>916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gree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8" calcext:value-type="float">
            <text:p>916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ght_blu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9" calcext:value-type="float">
            <text:p>9169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ght_gray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0" calcext:value-type="float">
            <text:p>91610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m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1" calcext:value-type="float">
            <text:p>91611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magenta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2" calcext:value-type="float">
            <text:p>9161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orang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3" calcext:value-type="float">
            <text:p>9161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pink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4" calcext:value-type="float">
            <text:p>9161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purpl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5" calcext:value-type="float">
            <text:p>9161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red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6" calcext:value-type="float">
            <text:p>9161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whit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7" calcext:value-type="float">
            <text:p>9161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yellow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8" calcext:value-type="float">
            <text:p>9161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ackpack_table_gui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9" calcext:value-type="float">
            <text:p>91619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empty_slot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20" calcext:value-type="float">
            <text:p>9162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New_Item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DataMod</text:p>
          </table:table-cell>
          <table:table-cell office:value-type="float" office:value="50" calcext:value-type="float">
            <text:p>5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katana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katana_disabl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drill_disabl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iron_ingot</text:p>
          </table:table-cell>
        </table:table-row>
        <table:table-row table:style-name="ro1">
          <table:table-cell office:value-type="string" calcext:value-type="string">
            <text:p>steel_nugget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iron_nugget</text:p>
          </table:table-cell>
        </table:table-row>
        <table:table-row table:style-name="ro1">
          <table:table-cell office:value-type="string" calcext:value-type="string">
            <text:p>blueprint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office:value-type="float" office:value="100" calcext:value-type="float">
            <text:p>1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_charg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orkbench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q_Quar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q_Chunkload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q_Charg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dampen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q_Dampen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Controll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_Terminal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_Serv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_Modifi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t_Constructo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t_Blueprint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t_Smelte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teel_block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raft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3" calcext:value-type="float">
            <text:p>339000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enerato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4" calcext:value-type="float">
            <text:p>339000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5" calcext:value-type="float">
            <text:p>339000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6" calcext:value-type="float">
            <text:p>339000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7" calcext:value-type="float">
            <text:p>339000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8" calcext:value-type="float">
            <text:p>339000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lock_break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9" calcext:value-type="float">
            <text:p>339000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0" calcext:value-type="float">
            <text:p>339001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1" calcext:value-type="float">
            <text:p>339001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_stai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2" calcext:value-type="float">
            <text:p>339001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3" calcext:value-type="float">
            <text:p>339001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4" calcext:value-type="float">
            <text:p>339001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_fan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5" calcext:value-type="float">
            <text:p>339001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ta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6" calcext:value-type="float">
            <text:p>339001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isted_glas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7" calcext:value-type="float">
            <text:p>339001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hite_bricks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8" calcext:value-type="float">
            <text:p>339001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9" calcext:value-type="float">
            <text:p>339001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extracto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20" calcext:value-type="float">
            <text:p>339002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21" calcext:value-type="float">
            <text:p>339002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_cel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drill_pip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valve</text:p>
          </table:table-cell>
          <table:table-cell office:value-type="string" calcext:value-type="string">
            <text:p>Tinkery</text:p>
          </table:table-cell>
          <table:table-cell table:style-name="ce13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leather_horse_armor</text:p>
          </table:table-cell>
        </table:table-row>
        <table:table-row table:style-name="ro1">
          <table:table-cell office:value-type="string" calcext:value-type="string">
            <text:p>cast_blank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ingot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nugget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stick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gem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dust</text:p>
          </table:table-cell>
          <table:table-cell/>
          <table:table-cell office:value-type="float" office:value="1105" calcext:value-type="float">
            <text:p>1105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rse_armor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ilt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pick_head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shovel_head</text:p>
          </table:table-cell>
          <table:table-cell/>
          <table:table-cell office:value-type="float" office:value="1112" calcext:value-type="float">
            <text:p>1112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e_head</text:p>
          </table:table-cell>
          <table:table-cell/>
          <table:table-cell office:value-type="float" office:value="1113" calcext:value-type="float">
            <text:p>1113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axe_head</text:p>
          </table:table-cell>
          <table:table-cell/>
          <table:table-cell office:value-type="float" office:value="1114" calcext:value-type="float">
            <text:p>1114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e_head</text:p>
          </table:table-cell>
          <table:table-cell/>
          <table:table-cell office:value-type="float" office:value="1115" calcext:value-type="float">
            <text:p>1115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valve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leather_arm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 style:data-style-name="N2" text:time-value="18:18:57.4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Leresche</meta:initial-creator>
    <meta:creation-date>2019-09-12T17:55:30.847000000</meta:creation-date>
    <meta:generator>LibreOffice/6.2.1.2$Windows_X86_64 LibreOffice_project/7bcb35dc3024a62dea0caee87020152d1ee96e71</meta:generator>
    <dc:date>2019-09-20T22:32:46.613000000</dc:date>
    <dc:creator>Antoine Leresche</dc:creator>
    <meta:editing-duration>PT3H18M39S</meta:editing-duration>
    <meta:editing-cycles>202</meta:editing-cycles>
    <meta:document-statistic meta:table-count="3" meta:cell-count="1167" meta:object-count="0"/>
  </office:meta>
</office:document-meta>
</file>